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4c4" officeooo:paragraph-rsid="001444c4"/>
    </style:style>
    <style:style style:name="P2" style:family="paragraph" style:parent-style-name="Standard">
      <style:text-properties officeooo:rsid="001444c4" officeooo:paragraph-rsid="001444c4"/>
    </style:style>
    <style:style style:name="P3" style:family="paragraph" style:parent-style-name="Standard">
      <style:paragraph-properties fo:text-align="center" style:justify-single-word="false"/>
      <style:text-properties officeooo:rsid="001444c4" officeooo:paragraph-rsid="001444c4"/>
    </style:style>
    <style:style style:name="P4" style:family="paragraph" style:parent-style-name="Standard">
      <style:text-properties officeooo:rsid="00152b12" officeooo:paragraph-rsid="00152b12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5f326" officeooo:paragraph-rsid="0015f32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52b12" officeooo:paragraph-rsid="00152b1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5f326" officeooo:paragraph-rsid="0015f32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7027c" officeooo:paragraph-rsid="0017027c" style:font-weight-asian="normal" style:font-weight-complex="normal"/>
    </style:style>
    <style:style style:name="T1" style:family="text">
      <style:text-properties fo:color="#800000"/>
    </style:style>
    <style:style style:name="T2" style:family="text">
      <style:text-properties fo:font-weight="bold" officeooo:rsid="00152b12" style:font-weight-asian="bold" style:font-weight-complex="bold"/>
    </style:style>
    <style:style style:name="T3" style:family="text">
      <style:text-properties officeooo:rsid="0017027c"/>
    </style:style>
    <style:style style:name="T4" style:family="text">
      <style:text-properties officeooo:rsid="0018fd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el Waly SARR</text:p>
      <text:p text:style-name="P3"><text:span text:style-name="T2"/></text:p>
      <text:p text:style-name="P3"><text:span text:style-name="T2">Vol.java</text:span></text:p>
      <text:p text:style-name="P3"><text:span text:style-name="T2"/></text:p>
      <text:p text:style-name="P1">Pour la classe Vol, la méthode durée a été modifiée. Elle prendra en paramètre l’heure de depart et l’heure d’arrivée et va retourner une durée de type ZonedDateTime</text:p>
      <text:p text:style-name="P1"/>
      <text:p text:style-name="P4">Pour le moment j’ai mis heure d’arrivée et heure de départ à int afin de pouvoir continuer. Car j’ai un petit pb avec ZonedDateTime</text:p>
      <text:p text:style-name="P4"/>
      <text:p text:style-name="P4">Pour les <text:span text:style-name="T1">methodes ouvrir et fermer</text:span>, j’ai juste mis des messages « vol ouvert et vol fermé » et je les appellerai dans reservation.java</text:p>
      <text:p text:style-name="P4"/>
      <text:p text:style-name="P5">Reservation.java</text:p>
      <text:p text:style-name="P7">On instanciera les objets vol,Client et passager </text:p>
      <text:p text:style-name="P7">Pour la methode confirmer, on v<text:span text:style-name="T3">é</text:span>rifiera t<text:span text:style-name="T3">ou</text:span>j<text:span text:style-name="T3">ou</text:span>rs si le vol est plein si c’est le cas on va renvoyer le message pour dire qu’il n’ya plus de place sinon (si ce n’est pas plein ) la r<text:span text:style-name="T4">é</text:span>servation ne sera pas confirmée</text:p>
      <text:p text:style-name="P7"/>
      <text:p text:style-name="P8">Pour verifier si un vol est plein ou pas, on a déclaré une variable « nombre » on va la comparer à une constante(MAX) </text:p>
      <text:p text:style-name="P8">la variable « nombre »  sera incrementée apr<text:span text:style-name="T4">è</text:span>s chaque confirmation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0:02:19.243956274</meta:creation-date>
    <dc:date>2019-10-18T23:12:59.260885059</dc:date>
    <meta:editing-duration>PT11M5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63" meta:character-count="916" meta:non-whitespace-character-count="760"/>
  </office:meta>
</office:document-meta>
</file>